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1f8335" officeooo:paragraph-rsid="001f8335"/>
    </style:style>
    <style:style style:name="P4" style:family="paragraph" style:parent-style-name="Standard">
      <style:text-properties style:font-name="Arial1" fo:font-weight="bold" officeooo:rsid="001f8335" officeooo:paragraph-rsid="001f8335" style:font-weight-asian="bold" style:font-weight-complex="bold"/>
    </style:style>
    <style:style style:name="P5" style:family="paragraph" style:parent-style-name="Standard">
      <style:text-properties style:font-name="Arial1" fo:font-weight="bold" officeooo:rsid="001f8335" officeooo:paragraph-rsid="00213d52" style:font-weight-asian="bold" style:font-weight-complex="bold"/>
    </style:style>
    <style:style style:name="P6" style:family="paragraph" style:parent-style-name="Standard">
      <style:text-properties style:font-name="Arial1" fo:font-weight="bold" officeooo:rsid="001f8335" officeooo:paragraph-rsid="002291d3" style:font-weight-asian="bold" style:font-weight-complex="bold"/>
    </style:style>
    <style:style style:name="P7" style:family="paragraph" style:parent-style-name="Standard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rial1" fo:font-weight="bold" officeooo:rsid="00213d52" officeooo:paragraph-rsid="00213d52" style:font-weight-asian="bold" style:font-weight-complex="bold"/>
    </style:style>
    <style:style style:name="P9" style:family="paragraph" style:parent-style-name="Standard">
      <style:text-properties style:font-name="Arial1" fo:font-weight="bold" officeooo:rsid="001f8335" officeooo:paragraph-rsid="00213d52" style:font-weight-asian="bold" style:font-weight-complex="bold"/>
    </style:style>
    <style:style style:name="P10" style:family="paragraph" style:parent-style-name="Standard">
      <style:text-properties style:font-name="Arial1" fo:font-weight="bold" officeooo:rsid="001f8335" officeooo:paragraph-rsid="0026bb56" style:font-weight-asian="bold" style:font-weight-complex="bold"/>
    </style:style>
    <style:style style:name="P11" style:family="paragraph" style:parent-style-name="Standard">
      <style:text-properties style:font-name="Arial1" fo:font-weight="bold" officeooo:rsid="001f8335" officeooo:paragraph-rsid="002291d3" style:font-weight-asian="bold" style:font-weight-complex="bold"/>
    </style:style>
    <style:style style:name="P12" style:family="paragraph" style:parent-style-name="Standard">
      <style:text-properties style:font-name="Arial1" fo:font-weight="bold" officeooo:rsid="001f8335" officeooo:paragraph-rsid="0024344b" style:font-weight-asian="bold" style:font-weight-complex="bold"/>
    </style:style>
    <style:style style:name="P13" style:family="paragraph" style:parent-style-name="Standard">
      <style:text-properties style:font-name="Arial1" fo:font-weight="bold" officeooo:rsid="001f8335" officeooo:paragraph-rsid="0027dc51" style:font-weight-asian="bold" style:font-weight-complex="bold"/>
    </style:style>
    <style:style style:name="P14" style:family="paragraph" style:parent-style-name="Standard">
      <style:text-properties style:font-name="Arial1" fo:font-weight="normal" officeooo:rsid="00213d52" officeooo:paragraph-rsid="001f8335" style:font-weight-asian="normal" style:font-weight-complex="normal"/>
    </style:style>
    <style:style style:name="P15" style:family="paragraph" style:parent-style-name="Standard">
      <style:text-properties style:font-name="Arial1" fo:font-weight="normal" officeooo:rsid="00213d52" officeooo:paragraph-rsid="0026bb56" style:font-weight-asian="normal" style:font-weight-complex="normal"/>
    </style:style>
    <style:style style:name="P16" style:family="paragraph" style:parent-style-name="Standard">
      <style:text-properties style:font-name="Arial1" fo:font-weight="normal" officeooo:rsid="00213d52" officeooo:paragraph-rsid="0027dc51" style:font-weight-asian="normal" style:font-weight-complex="normal"/>
    </style:style>
    <style:style style:name="P17" style:family="paragraph" style:parent-style-name="Standard">
      <style:text-properties style:font-name="Arial1" fo:font-weight="normal" officeooo:rsid="002291d3" style:font-weight-asian="normal" style:font-weight-complex="normal"/>
    </style:style>
    <style:style style:name="P18" style:family="paragraph" style:parent-style-name="Standard">
      <style:text-properties style:font-name="Arial1" fo:font-weight="normal" officeooo:rsid="002291d3" officeooo:paragraph-rsid="002291d3" style:font-weight-asian="normal" style:font-weight-complex="normal"/>
    </style:style>
    <style:style style:name="P19" style:family="paragraph" style:parent-style-name="Standard">
      <style:text-properties style:font-name="Arial1" fo:font-weight="normal" officeooo:rsid="002291d3" officeooo:paragraph-rsid="0024344b" style:font-weight-asian="normal" style:font-weight-complex="normal"/>
    </style:style>
    <style:style style:name="P20" style:family="paragraph" style:parent-style-name="Standard">
      <style:text-properties officeooo:paragraph-rsid="0026bb56"/>
    </style:style>
    <style:style style:name="P21" style:family="paragraph" style:parent-style-name="Standard">
      <style:text-properties officeooo:paragraph-rsid="0027dc51"/>
    </style:style>
    <style:style style:name="P22" style:family="paragraph"/>
    <style:style style:name="P23" style:family="paragraph">
      <style:paragraph-properties fo:text-align="start"/>
      <style:text-properties fo:font-variant="normal" fo:text-transform="none" style:text-line-through-style="none" style:text-line-through-type="none" style:font-name="Arial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3d52" style:font-weight-asian="normal" style:font-weight-complex="normal"/>
    </style:style>
    <style:style style:name="T6" style:family="text">
      <style:text-properties fo:font-weight="normal" officeooo:rsid="002291d3" style:font-weight-asian="normal" style:font-weight-complex="normal"/>
    </style:style>
    <style:style style:name="T7" style:family="text">
      <style:text-properties fo:font-weight="normal" officeooo:rsid="0024344b" style:font-weight-asian="normal" style:font-weight-complex="normal"/>
    </style:style>
    <style:style style:name="T8" style:family="text">
      <style:text-properties fo:font-weight="normal" officeooo:rsid="0026bb56" style:font-weight-asian="normal" style:font-weight-complex="normal"/>
    </style:style>
    <style:style style:name="T9" style:family="text">
      <style:text-properties fo:font-weight="normal" officeooo:rsid="0027dc51" style:font-weight-asian="normal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T12" style:family="text">
      <style:text-properties style:font-name="Arial1" fo:font-size="15pt" fo:font-weight="bold" officeooo:rsid="0026bb56" style:font-size-asian="15pt" style:font-weight-asian="bold" style:font-size-complex="15pt" style:font-weight-complex="bold"/>
    </style:style>
    <style:style style:name="T13" style:family="text">
      <style:text-properties style:font-name="Arial1" fo:font-weight="bold" officeooo:rsid="001f8335" style:font-weight-asian="bold" style:font-weight-complex="bold"/>
    </style:style>
    <style:style style:name="T14" style:family="text">
      <style:text-properties style:font-name="Arial1" fo:font-weight="bold" officeooo:rsid="0024344b" style:font-weight-asian="bold" style:font-weight-complex="bold"/>
    </style:style>
    <style:style style:name="T15" style:family="text">
      <style:text-properties style:font-name="Arial1" fo:font-weight="bold" officeooo:rsid="0027dc51" style:font-weight-asian="bold" style:font-weight-complex="bold"/>
    </style:style>
    <style:style style:name="T16" style:family="text">
      <style:text-properties style:font-name="Arial1" fo:font-weight="normal" officeooo:rsid="00213d52" style:font-weight-asian="normal" style:font-weight-complex="normal"/>
    </style:style>
    <style:style style:name="T17" style:family="text">
      <style:text-properties style:font-name="Arial1" fo:font-weight="normal" officeooo:rsid="0024344b" style:font-weight-asian="normal" style:font-weight-complex="normal"/>
    </style:style>
    <style:style style:name="T18" style:family="text">
      <style:text-properties style:font-name="Arial1" fo:font-weight="normal" officeooo:rsid="002291d3" style:font-weight-asian="normal" style:font-weight-complex="normal"/>
    </style:style>
    <style:style style:name="T19" style:family="text">
      <style:text-properties style:font-name="Arial1" fo:font-weight="normal" officeooo:rsid="001f8335" style:font-weight-asian="normal" style:font-weight-complex="normal"/>
    </style:style>
    <style:style style:name="T20" style:family="text">
      <style:text-properties style:font-name="Arial1" fo:font-weight="normal" officeooo:rsid="0026bb56" style:font-weight-asian="normal" style:font-weight-complex="normal"/>
    </style:style>
    <style:style style:name="T21" style:family="text">
      <style:text-properties officeooo:rsid="00213d52"/>
    </style:style>
    <style:style style:name="T22" style:family="text">
      <style:text-properties style:text-underline-style="solid" style:text-underline-width="auto" style:text-underline-color="font-color" fo:font-weight="normal" officeooo:rsid="002291d3" style:font-weight-asian="normal" style:font-weight-complex="normal"/>
    </style:style>
    <style:style style:name="T23" style:family="text">
      <style:text-properties style:text-underline-style="none" fo:font-weight="normal" officeooo:rsid="002291d3" style:font-weight-asian="normal" style:font-weight-complex="normal"/>
    </style:style>
    <style:style style:name="T24" style:family="text">
      <style:text-properties style:text-underline-style="none" fo:font-weight="normal" officeooo:rsid="0026bb56" style:font-weight-asian="normal" style:font-weight-complex="normal"/>
    </style:style>
    <style:style style:name="T25" style:family="text">
      <style:text-properties style:text-underline-style="none" fo:font-weight="normal" officeooo:rsid="0024344b" style:font-weight-asian="normal" style:font-weight-complex="normal"/>
    </style:style>
    <style:style style:name="T26" style:family="text">
      <style:text-properties officeooo:rsid="0024344b"/>
    </style:style>
    <style:style style:name="T27" style:family="text">
      <style:text-properties officeooo:rsid="0026bb56"/>
    </style:style>
    <style:style style:name="gr1" style:family="graphic">
      <style:graphic-properties fo:border="solid" style:repeat="sca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_1" form:command="Tabela_3_figuras" form:datasource="Para_aula_5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image-frame form:name="Figura_1" form:control-implementation="ooo:com.sun.star.form.component.DatabaseImageControl" xml:id="control1" form:id="control1" form:image-data="" form:data-field="Figura_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Figura_2" form:control-implementation="ooo:com.sun.star.form.component.DatabaseImageControl" xml:id="control2" form:id="control2" form:image-data="" form:data-field="Figura_2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Caixa de texto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ixa de texto 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6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7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image-frame form:name="Figura_3" form:control-implementation="ooo:com.sun.star.form.component.DatabaseImageControl" xml:id="control9" form:id="control9" form:image-data="" form:data-field="Figura_3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Caixa de texto 4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5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5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span text:style-name="T11">Folha de Respostas -Aula </text:span><text:span text:style-name="T12">11- Projeto Semana 1</text:span></text:p>
      <text:p text:style-name="P7"/>
      <text:p text:style-name="P3"><draw:control text:anchor-type="paragraph" draw:z-index="3" draw:name="Forma1" draw:style-name="gr2" draw:text-style-name="P23" svg:width="5.919cm" svg:height="0.673cm" svg:x="3.985cm" svg:y="0.079cm" draw:control="control3"/><draw:control text:anchor-type="paragraph" draw:z-index="4" draw:name="Forma2" draw:style-name="gr2" draw:text-style-name="P23" svg:width="3.206cm" svg:height="0.747cm" svg:x="13.686cm" svg:y="0cm" draw:control="control4"/><text:span text:style-name="T10">Nome do Aluno: </text:span><text:span text:style-name="T3"><text:s/><text:tab/><text:tab/><text:tab/><text:tab/><text:tab/><text:tab/>No. USP:</text:span></text:p>
      <text:p text:style-name="P2"/>
      <text:p text:style-name="P2"/>
      <text:p text:style-name="P4"/>
      <text:p text:style-name="P8">Instruções: Completar com apenas as <text:s/>informações e dados solicitados e apenas nos campos adequados, <text:span text:style-name="T27">utilizando a apostila Documento Semana 1 como referência.</text:span></text:p>
      <text:p text:style-name="P5"/>
      <text:p text:style-name="P5"/>
      <text:p text:style-name="P4"><text:span text:style-name="T21">2.1. – Button Handler</text:span>) <text:span text:style-name="T4">Preencher o quadro abaixo com </text:span><text:span text:style-name="T8">código VHDL do testbench</text:span></text:p>
      <text:p text:style-name="P14"/>
      <text:p text:style-name="P14"><draw:control text:anchor-type="paragraph" draw:z-index="5" draw:name="Forma4" draw:style-name="gr2" draw:text-style-name="P23" svg:width="16.401cm" svg:height="6.58cm" svg:x="0.298cm" svg:y="0.131cm" draw:control="control5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5"><text:tab/>Preencher o quadro abaixo com a arquitetura d</text:span><text:span text:style-name="T8">o</text:span><text:span text:style-name="T5"> módiulo </text:span><text:span text:style-name="T8">de estímulos. </text:span></text:p>
      <text:p text:style-name="P14"/>
      <text:p text:style-name="P14"><draw:control text:anchor-type="paragraph" draw:z-index="6" draw:name="Forma5" draw:style-name="gr2" draw:text-style-name="P23" svg:width="16.571cm" svg:height="6.823cm" svg:x="0.222cm" svg:y="0.39cm" draw:control="control6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6"><text:soft-page-break/><text:span text:style-name="T6"><text:tab/>Faça a captura de imagem no campo abaixo </text:span><text:span text:style-name="T7">(clique com o botão direito) </text:span><text:span text:style-name="T6">com a simulação </text:span><text:span text:style-name="T22">correspondente aos estímulos do item anterior</text:span><text:span text:style-name="T23"> (mostre todos os sinais relevantes e todas as condições)</text:span></text:p>
      <text:p text:style-name="P14"/>
      <text:p text:style-name="P14"/>
      <text:p text:style-name="P14"><draw:control text:anchor-type="paragraph" draw:z-index="2" draw:style-name="gr1" draw:text-style-name="P22" svg:width="16.77cm" svg:height="7.118cm" svg:x="0.208cm" svg:y="0.131cm" draw:control="control1"/></text:p>
      <text:p text:style-name="P14"/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6"><text:tab/></text:span><text:span text:style-name="T8">Dis</text:span><text:span text:style-name="T24">cuta a simulação apresentada acima. Indique como a funcionalidade esperada do módulo pode ser avaliada na simulação </text:span></text:p>
      <text:p text:style-name="P15"/>
      <text:p text:style-name="P15"/>
      <text:p text:style-name="P15"><draw:control text:anchor-type="paragraph" draw:z-index="9" draw:name="Forma5" draw:style-name="gr2" draw:text-style-name="P23" svg:width="16.571cm" svg:height="9.466cm" svg:x="0.222cm" svg:y="0.272cm" draw:control="control10"/></text:p>
      <text:p text:style-name="P1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0"><text:span text:style-name="T27">2.2. Num Gen com LFSR) </text:span><text:span text:style-name="T4">Preencher o quadro abaixo com </text:span><text:span text:style-name="T9">o </text:span><text:span text:style-name="T8">código VHDL do </text:span><text:span text:style-name="T9">datapath simples (topo)</text:span></text:p>
      <text:p text:style-name="P15"/>
      <text:p text:style-name="P15"><draw:control text:anchor-type="paragraph" draw:z-index="12" draw:name="Forma4" draw:style-name="gr2" draw:text-style-name="P23" svg:width="16.401cm" svg:height="8.044cm" svg:x="0.298cm" svg:y="0.131cm" draw:control="control13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pan text:style-name="T5"><text:tab/>Preencher o quadro abaixo com </text:span><text:span text:style-name="T9">o</text:span><text:span text:style-name="T4"> </text:span><text:span text:style-name="T8">código VHDL do <text:s/></text:span><text:span text:style-name="T9">novo num_gen</text:span></text:p>
      <text:p text:style-name="P15"/>
      <text:p text:style-name="P15"/>
      <text:p text:style-name="P15"><draw:control text:anchor-type="paragraph" draw:z-index="13" draw:name="Forma5" draw:style-name="gr2" draw:text-style-name="P23" svg:width="16.571cm" svg:height="8.871cm" svg:x="0.222cm" svg:y="0.448cm" draw:control="control14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oft-page-break/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tab/><text:span text:style-name="T4">Preencher o quadro abaixo com </text:span><text:span text:style-name="T8">código VHDL do testbench</text:span></text:p>
      <text:p text:style-name="P15"/>
      <text:p text:style-name="P15"><draw:control text:anchor-type="paragraph" draw:z-index="10" draw:name="Forma4" draw:style-name="gr2" draw:text-style-name="P23" svg:width="16.401cm" svg:height="8.044cm" svg:x="0.298cm" svg:y="0.131cm" draw:control="control11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pan text:style-name="T5"><text:tab/>Preencher o quadro abaixo com a arquitetura d</text:span><text:span text:style-name="T8">o</text:span><text:span text:style-name="T5"> módiulo </text:span><text:span text:style-name="T8">de estímulos. </text:span></text:p>
      <text:p text:style-name="P15"/>
      <text:p text:style-name="P15"/>
      <text:p text:style-name="P15"><draw:control text:anchor-type="paragraph" draw:z-index="11" draw:name="Forma5" draw:style-name="gr2" draw:text-style-name="P23" svg:width="16.571cm" svg:height="8.871cm" svg:x="0.222cm" svg:y="0.448cm" draw:control="control1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oft-page-break/><text:span text:style-name="T13"/></text:p>
      <text:p text:style-name="P10"><text:span text:style-name="T13"/></text:p>
      <text:p text:style-name="P10"><text:span text:style-name="T13"/></text:p>
      <text:p text:style-name="P13"><text:span text:style-name="T23">Faça a captura de imagem no campo abaixo </text:span><text:span text:style-name="T25">(clique com o botão direito) </text:span><text:span text:style-name="T23">com a simulação </text:span><text:span text:style-name="T22">correspondente aos estímulos do item anterior</text:span><text:span text:style-name="T23"> (mostre todos os sinais relevantes e todas as condições</text:span></text:p>
      <text:p text:style-name="Standard"/>
      <text:p text:style-name="Standard"><draw:control text:anchor-type="paragraph" draw:z-index="1" draw:style-name="gr1" draw:text-style-name="P22" svg:width="16.955cm" svg:height="9.508cm" svg:x="0.284cm" svg:y="0.229cm" draw:control="control2"/></text:p>
      <text:p text:style-name="Standard"/>
      <text:p text:style-name="Standard"/>
      <text:p text:style-name="Standard"/>
      <text:p text:style-name="Standard"/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pan text:style-name="T6"><text:tab/></text:span><text:span text:style-name="T8">Dis</text:span><text:span text:style-name="T24">cuta a simulação apresentada acima. Indique como a funcionalidade esperada do módulo pode ser avaliada na simulação </text:span></text:p>
      <text:p text:style-name="P16"/>
      <text:p text:style-name="P16"><draw:control text:anchor-type="paragraph" draw:z-index="14" draw:name="Forma5" draw:style-name="gr2" draw:text-style-name="P23" svg:width="16.571cm" svg:height="9.466cm" svg:x="0.222cm" svg:y="0.272cm" draw:control="control15"/></text:p>
      <text:p text:style-name="P1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<text:span text:style-name="T15">2.3- FSM_Init </text:span><text:span text:style-name="T14">) </text:span><text:span text:style-name="T19">Preencher o quadro abaixo com </text:span><text:span text:style-name="T20">código VHDL do testbench</text:span></text:p>
      <text:p text:style-name="P18"/>
      <text:p text:style-name="P18"><draw:control text:anchor-type="paragraph" draw:z-index="7" draw:name="Forma6" draw:style-name="gr2" draw:text-style-name="P23" svg:width="16.098cm" svg:height="8.162cm" svg:x="0.259cm" svg:y="0.319cm" draw:control="control7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5"><text:tab/>Preencher o quadro abaixo com a arquitetura d</text:span><text:span text:style-name="T8">o</text:span><text:span text:style-name="T5"> módiulo </text:span><text:span text:style-name="T8">de estímulos. </text:span><text:span text:style-name="T6">.</text:span></text:p>
      <text:p text:style-name="P19"><draw:control text:anchor-type="paragraph" draw:z-index="8" draw:name="Forma7" draw:style-name="gr2" draw:text-style-name="P23" svg:width="16.1cm" svg:height="9.242cm" svg:x="0.185cm" svg:y="1.266cm" draw:control="control8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<draw:control text:anchor-type="paragraph" draw:z-index="0" draw:style-name="gr1" draw:text-style-name="P22" svg:width="16.248cm" svg:height="10.286cm" svg:x="0.284cm" svg:y="2.469cm" draw:control="control9"/><text:soft-page-break/><text:span text:style-name="T6"><text:tab/>Faça a captura de imagem no campo abaixo </text:span><text:span text:style-name="T7">(clique com o botão direito) </text:span><text:span text:style-name="T6">com a simulação <text:s/></text:span><text:span text:style-name="T9">com os estímulos acima</text:span><text:span text:style-name="T6"> (</text:span><text:span text:style-name="T7">mostrar o</text:span><text:span text:style-name="T6"> sinal de estado deve estar explícito)</text:span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3"><text:span text:style-name="T6"><text:tab/></text:span><text:span text:style-name="T8">Dis</text:span><text:span text:style-name="T24">cuta a simulação apresentada acima. Indique como a funcionalidade esperada do módulo pode ser avaliada na simulação </text:span></text:p>
      <text:p text:style-name="P16"/>
      <text:p text:style-name="P16"><draw:control text:anchor-type="paragraph" draw:z-index="15" draw:name="Forma5" draw:style-name="gr2" draw:text-style-name="P23" svg:width="16.571cm" svg:height="9.466cm" svg:x="0.222cm" svg:y="0.272cm" draw:control="control16"/></text:p>
      <text:p text:style-name="P1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3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13:55.555000000</meta:creation-date>
    <meta:generator>LibreOffice/5.3.5.2$Windows_X86_64 LibreOffice_project/50d9bf2b0a79cdb85a3814b592608037a682059d</meta:generator>
    <dc:date>2018-06-06T17:03:24.043000000</dc:date>
    <meta:editing-duration>PT17M20S</meta:editing-duration>
    <meta:editing-cycles>2</meta:editing-cycles>
    <meta:document-statistic meta:table-count="0" meta:image-count="0" meta:object-count="0" meta:page-count="7" meta:paragraph-count="17" meta:word-count="271" meta:character-count="1696" meta:non-whitespace-character-count="1414"/>
  </office:meta>
</office:document-meta>
</file>